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3211E941A9F.png" manifest:media-type="image/png"/>
  <manifest:file-entry manifest:full-path="Pictures/1000020100000780000004B070CDE4E0.png" manifest:media-type="image/png"/>
  <manifest:file-entry manifest:full-path="Pictures/1000020100000780000004B0325CE43B.png" manifest:media-type="image/png"/>
  <manifest:file-entry manifest:full-path="Pictures/1000020100000780000004B0AE5D95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02cm, 18.091cm, 25.804cm, 23.045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299cm, 20.623cm, 26.707cm, 23.044cm)" draw:image-opacity="100%" style:mirror="none"/>
    </style:style>
    <style:style style:name="gr8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299cm, 20.871cm, 26.041cm, 23.062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893cm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794cm" svg:height="1.27cm" svg:x="11.414cm" svg:y="8.493cm">
          <draw:text-box>
            <text:p>A.ml</text:p>
          </draw:text-box>
        </draw:frame>
        <draw:frame draw:style-name="gr2" draw:layer="layout" svg:width="4.318cm" svg:height="0.962cm" svg:x="5.699cm" svg:y="10.017cm">
          <draw:text-box>
            <text:p>A.mli</text:p>
          </draw:text-box>
        </draw:frame>
        <draw:frame draw:style-name="gr2" draw:layer="layout" svg:width="2.921cm" svg:height="0.962cm" svg:x="2.27cm" svg:y="11.214cm">
          <draw:text-box>
            <text:p>A.cmi</text:p>
          </draw:text-box>
        </draw:frame>
        <draw:frame draw:style-name="gr1" draw:layer="layout" svg:width="3.81cm" svg:height="1.27cm" svg:x="5.826cm" svg:y="12.557cm">
          <draw:text-box>
            <text:p>A.cmo</text:p>
          </draw:text-box>
        </draw:frame>
        <draw:frame draw:style-name="gr3" draw:layer="layout" svg:width="2.413cm" svg:height="0.962cm" svg:x="11.668cm" svg:y="14.081cm">
          <draw:text-box>
            <text:p>B.ml</text:p>
          </draw:text-box>
        </draw:frame>
        <draw:frame draw:style-name="gr4" draw:layer="layout" svg:width="3.556cm" svg:height="1.397cm" svg:x="8.493cm" svg:y="15.224cm">
          <draw:text-box>
            <text:p>B.mli</text:p>
          </draw:text-box>
        </draw:frame>
        <draw:frame draw:style-name="gr5" draw:layer="layout" svg:width="2.09cm" svg:height="0.962cm" svg:x="2.847cm" svg:y="16.294cm">
          <draw:text-box>
            <text:p>B.cmi</text:p>
          </draw:text-box>
        </draw:frame>
        <draw:frame draw:style-name="gr5" draw:layer="layout" svg:width="2.301cm" svg:height="0.962cm" svg:x="5.684cm" svg:y="17.51cm">
          <draw:text-box>
            <text:p>B.cmo</text:p>
          </draw:text-box>
        </draw:frame>
        <draw:frame draw:style-name="gr6" draw:text-style-name="P1" draw:layer="layout" svg:width="13.335cm" svg:height="4.572cm" svg:x="14.335cm" svg:y="14.335cm">
          <draw:image xlink:href="Pictures/1000020100000780000004B0AE5D953B.png" xlink:type="simple" xlink:show="embed" xlink:actuate="onLoad">
            <text:p/>
          </draw:image>
        </draw:frame>
        <draw:frame draw:style-name="gr7" draw:text-style-name="P1" draw:layer="layout" svg:width="10.922cm" svg:height="2.666cm" svg:x="13.954cm" svg:y="3.667cm">
          <draw:image xlink:href="Pictures/1000020100000780000004B0325CE43B.png" xlink:type="simple" xlink:show="embed" xlink:actuate="onLoad">
            <text:p/>
          </draw:image>
        </draw:frame>
        <draw:line draw:style-name="gr8" draw:text-style-name="P1" draw:layer="layout" svg:x1="11.287cm" svg:y1="9.382cm" svg:x2="7.731cm" svg:y2="10.398cm">
          <text:p/>
        </draw:line>
        <draw:line draw:style-name="gr9" draw:text-style-name="P1" draw:layer="layout" svg:x1="5.953cm" svg:y1="11.16cm" svg:x2="4.175cm" svg:y2="11.795cm">
          <text:p/>
        </draw:line>
        <draw:line draw:style-name="gr9" draw:text-style-name="P1" draw:layer="layout" svg:x1="4.429cm" svg:y1="12.43cm" svg:x2="5.953cm" svg:y2="13.065cm">
          <text:p/>
        </draw:line>
        <draw:line draw:style-name="gr8" draw:text-style-name="P1" draw:layer="layout" svg:x1="12.176cm" svg:y1="9.763cm" svg:x2="8.239cm" svg:y2="12.811cm">
          <text:p/>
        </draw:line>
        <draw:line draw:style-name="gr9" draw:text-style-name="P1" draw:layer="layout" svg:x1="11.414cm" svg:y1="15.097cm" svg:x2="10.398cm" svg:y2="15.605cm">
          <text:p/>
        </draw:line>
        <draw:line draw:style-name="gr9" draw:text-style-name="P1" draw:layer="layout" svg:x1="8.493cm" svg:y1="15.732cm" svg:x2="4.683cm" svg:y2="16.494cm">
          <text:p/>
        </draw:line>
        <draw:line draw:style-name="gr9" draw:text-style-name="P1" draw:layer="layout" svg:x1="12.049cm" svg:y1="15.478cm" svg:x2="8.62cm" svg:y2="17.764cm">
          <text:p/>
        </draw:line>
        <draw:line draw:style-name="gr9" draw:text-style-name="P1" draw:layer="layout" svg:x1="7.096cm" svg:y1="13.7cm" svg:x2="7.096cm" svg:y2="17.256cm">
          <text:p/>
        </draw:line>
        <draw:line draw:style-name="gr9" draw:text-style-name="P1" draw:layer="layout" svg:x1="4.048cm" svg:y1="17.256cm" svg:x2="5.699cm" svg:y2="17.891cm">
          <text:p/>
        </draw:line>
        <draw:frame draw:style-name="gr10" draw:text-style-name="P1" draw:layer="layout" svg:width="11.557cm" svg:height="3.429cm" svg:x="13.657cm" svg:y="8.524cm">
          <draw:image xlink:href="Pictures/1000020100000780000004B070CDE4E0.png" xlink:type="simple" xlink:show="embed" xlink:actuate="onLoad">
            <text:p/>
          </draw:image>
        </draw:frame>
        <draw:frame draw:style-name="gr11" draw:layer="layout" svg:width="6.096cm" svg:height="1.143cm" svg:x="14.335cm" svg:y="2.524cm">
          <draw:text-box>
            <text:p>A.ml de compcert</text:p>
          </draw:text-box>
        </draw:frame>
        <draw:frame draw:style-name="gr12" draw:layer="layout" svg:width="5.715cm" svg:height="1.016cm" svg:x="14.335cm" svg:y="7.35cm">
          <draw:text-box>
            <text:p>A.ml modifié</text:p>
          </draw:text-box>
        </draw:frame>
        <draw:frame draw:style-name="gr1" draw:layer="layout" svg:width="2.794cm" svg:height="1.27cm" svg:x="10.906cm" svg:y="3.159cm">
          <draw:text-box>
            <text:p>A.ml</text:p>
          </draw:text-box>
        </draw:frame>
        <draw:frame draw:style-name="gr2" draw:layer="layout" svg:width="4.318cm" svg:height="0.962cm" svg:x="6.715cm" svg:y="5.499cm">
          <draw:text-box>
            <text:p>A.mli</text:p>
          </draw:text-box>
        </draw:frame>
        <draw:frame draw:style-name="gr13" draw:text-style-name="P1" draw:layer="layout" svg:width="2.061cm" svg:height="1.524cm" svg:x="8.972cm" svg:y="4.048cm">
          <draw:image xlink:href="Pictures/1000020100000320000003211E941A9F.png" xlink:type="simple" xlink:show="embed" xlink:actuate="onLoad">
            <text:p/>
          </draw:image>
        </draw:frame>
        <draw:line draw:style-name="gr9" draw:text-style-name="P1" draw:layer="layout" svg:x1="10.906cm" svg:y1="4.175cm" svg:x2="8.874cm" svg:y2="5.572cm">
          <text:p/>
        </draw:line>
        <draw:frame draw:style-name="gr13" draw:text-style-name="P1" draw:layer="layout" svg:width="2.696cm" svg:height="1.991cm" svg:x="8.845cm" svg:y="6.334cm">
          <draw:image xlink:href="Pictures/1000020100000320000003211E941A9F.png" xlink:type="simple" xlink:show="embed" xlink:actuate="onLoad">
            <text:p/>
          </draw:image>
        </draw:frame>
        <draw:line draw:style-name="gr9" draw:text-style-name="P1" draw:layer="layout" svg:x1="11.541cm" svg:y1="4.429cm" svg:x2="7.731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Raynaud</meta:initial-creator>
    <meta:creation-date>2018-06-05T14:50:25.313705673</meta:creation-date>
    <dc:date>2018-06-05T15:12:00.212417862</dc:date>
    <dc:creator>Paul Raynaud</dc:creator>
    <meta:editing-duration>PT21M34S</meta:editing-duration>
    <meta:editing-cycles>3</meta:editing-cycles>
    <meta:generator>LibreOffice/4.3.3.2$Linux_X86_64 LibreOffice_project/430m0$Build-2</meta:generator>
    <meta:document-statistic meta:object-count="28"/>
  </office:meta>
</office:document-meta>
</file>